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padding="0.097cm" fo:border-left="1.3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8" style:family="table-cell">
      <style:table-cell-properties fo:padding="0.097cm" fo:border-left="1.3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20" style:family="table-cell">
      <style:table-cell-properties fo:padding="0.097cm" fo:border-left="1.3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21" style:family="table-cell">
      <style:table-cell-properties fo:padding="0.097cm" fo:border-left="1.3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2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23" style:family="table-cell">
      <style:table-cell-properties fo:padding="0.097cm" fo:border-left="1.3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24" style:family="table-cell">
      <style:table-cell-properties fo:padding="0.097cm" fo:border-left="1.3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26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28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1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paragraph-rsid="00812ca7"/>
    </style:style>
    <style:style style:name="P6" style:family="paragraph" style:parent-style-name="Standard">
      <style:paragraph-properties fo:text-align="center" style:justify-single-word="false"/>
      <style:text-properties fo:font-weight="bold" officeooo:rsid="00d5e87a" officeooo:paragraph-rsid="00d5e87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Calibri1" fo:font-size="16pt" style:text-underline-style="none" officeooo:rsid="005b069d" officeooo:paragraph-rsid="00e5b067" style:font-size-asian="16pt" style:font-size-complex="16pt"/>
    </style:style>
    <style:style style:name="P9" style:family="paragraph" style:parent-style-name="Standard">
      <style:text-properties style:font-name="Calibri1" fo:font-size="16pt" style:text-underline-style="none" officeooo:rsid="0062b327" officeooo:paragraph-rsid="00e5b067" style:font-size-asian="16pt" style:font-size-complex="16pt"/>
    </style:style>
    <style:style style:name="P10" style:family="paragraph" style:parent-style-name="Standard">
      <style:text-properties style:font-name="Calibri1" fo:font-size="16pt" style:text-underline-style="none" officeooo:rsid="006175d3" officeooo:paragraph-rsid="00e5b067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510a5" officeooo:paragraph-rsid="008510a5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510a5" officeooo:paragraph-rsid="008a5ec3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88b43" officeooo:paragraph-rsid="00888b43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b9211" officeooo:paragraph-rsid="009b9211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a1a9fa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7c3f5" officeooo:paragraph-rsid="00a7c3f5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d7127" officeooo:paragraph-rsid="00ad7127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b06588" officeooo:paragraph-rsid="00b06588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b77f58" officeooo:paragraph-rsid="00b77f58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b9dc15" officeooo:paragraph-rsid="00b9dc15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bc5373" officeooo:paragraph-rsid="00bc5373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c7a625" officeooo:paragraph-rsid="00cae089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cae089" officeooo:paragraph-rsid="00cae089" style:font-size-asian="12.6000003814697pt" style:font-weight-asian="normal" style:font-size-complex="14.3999996185303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ae089" officeooo:paragraph-rsid="00cd1df3" style:font-size-asian="12.6000003814697pt" style:font-weight-asian="normal" style:font-size-complex="14.3999996185303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da2721" officeooo:paragraph-rsid="00da2721" style:font-size-asian="12.6000003814697pt" style:font-weight-asian="normal" style:font-size-complex="14.3999996185303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9c5eee" style:font-size-asian="12.6000003814697pt" style:font-weight-asian="bold" style:font-size-complex="14.399999618530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e9c52" style:font-size-asian="12.6000003814697pt" style:font-weight-asian="bold" style:font-size-complex="14.3999996185303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bbc580" style:font-size-asian="12.6000003814697pt" style:font-weight-asian="bold" style:font-size-complex="14.3999996185303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d78767" style:font-size-asian="12.6000003814697pt" style:font-weight-asian="bold" style:font-size-complex="14.3999996185303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dcb6a" officeooo:paragraph-rsid="009dcb6a" style:font-size-asian="12.6000003814697pt" style:font-weight-asian="bold" style:font-size-complex="14.399999618530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82e66" officeooo:paragraph-rsid="00a82e66" style:font-size-asian="12.6000003814697pt" style:font-weight-asian="bold" style:font-size-complex="14.399999618530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b160b0" officeooo:paragraph-rsid="00b160b0" style:font-size-asian="12.6000003814697pt" style:font-weight-asian="bold" style:font-size-complex="14.3999996185303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b6a6f3" officeooo:paragraph-rsid="00b6a6f3" style:font-size-asian="12.6000003814697pt" style:font-weight-asian="bold" style:font-size-complex="14.3999996185303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b77f58" officeooo:paragraph-rsid="00b77f58" style:font-size-asian="12.6000003814697pt" style:font-weight-asian="bold" style:font-size-complex="14.3999996185303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b77f58" officeooo:paragraph-rsid="00d6345d" style:font-size-asian="12.6000003814697pt" style:font-weight-asian="bold" style:font-size-complex="14.3999996185303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bc07d8" officeooo:paragraph-rsid="00bc07d8" style:font-size-asian="12.6000003814697pt" style:font-weight-asian="bold" style:font-size-complex="14.3999996185303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cae089" officeooo:paragraph-rsid="00cae089" style:font-size-asian="12.6000003814697pt" style:font-weight-asian="bold" style:font-size-complex="14.3999996185303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6db84" officeooo:paragraph-rsid="0086db84" style:font-size-asian="12.6000003814697pt" style:font-style-asian="italic" style:font-weight-asian="normal" style:font-size-complex="14.3999996185303pt" style:font-style-complex="italic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8fa8a" officeooo:paragraph-rsid="0096ddc3" style:font-size-asian="12.6000003814697pt" style:font-style-asian="italic" style:font-weight-asian="normal" style:font-size-complex="14.3999996185303pt" style:font-style-complex="italic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b03b6" officeooo:paragraph-rsid="008d1f8b" style:font-size-asian="12.6000003814697pt" style:font-style-asian="italic" style:font-weight-asian="normal" style:font-size-complex="14.3999996185303pt" style:font-style-complex="italic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b03b6" officeooo:paragraph-rsid="0096ddc3" style:font-size-asian="12.6000003814697pt" style:font-style-asian="italic" style:font-weight-asian="normal" style:font-size-complex="14.3999996185303pt" style:font-style-complex="italic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aa1b44" officeooo:paragraph-rsid="00aa1b44" style:font-size-asian="12.6000003814697pt" style:font-style-asian="italic" style:font-weight-asian="normal" style:font-size-complex="14.3999996185303pt" style:font-style-complex="italic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ab6311" officeooo:paragraph-rsid="00ab6311" style:font-size-asian="12.6000003814697pt" style:font-style-asian="italic" style:font-weight-asian="normal" style:font-size-complex="14.3999996185303pt" style:font-style-complex="italic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b2361a" officeooo:paragraph-rsid="00b2361a" style:font-size-asian="12.6000003814697pt" style:font-style-asian="italic" style:font-weight-asian="normal" style:font-size-complex="14.3999996185303pt" style:font-style-complex="italic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bda80e" officeooo:paragraph-rsid="00bda80e" style:font-size-asian="12.6000003814697pt" style:font-style-asian="italic" style:font-weight-asian="normal" style:font-size-complex="14.3999996185303pt" style:font-style-complex="italic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c1f020" officeooo:paragraph-rsid="00c1f020" style:font-size-asian="12.6000003814697pt" style:font-style-asian="italic" style:font-weight-asian="normal" style:font-size-complex="14.3999996185303pt" style:font-style-complex="italic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92d515" officeooo:paragraph-rsid="0096ddc3" style:font-size-asian="12.6000003814697pt" style:font-style-asian="italic" style:font-weight-asian="bold" style:font-size-complex="14.3999996185303pt" style:font-style-complex="italic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96ddc3" officeooo:paragraph-rsid="00bed47b" style:font-size-asian="12.6000003814697pt" style:font-style-asian="italic" style:font-weight-asian="bold" style:font-size-complex="14.3999996185303pt" style:font-style-complex="italic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Calibri" fo:font-size="10pt" officeooo:paragraph-rsid="00812ca7" style:font-size-asian="10pt"/>
    </style:style>
    <style:style style:name="T1" style:family="text">
      <style:text-properties fo:font-weight="bold" officeooo:rsid="0096ddc3" style:font-weight-asian="bold" style:font-weight-complex="bold"/>
    </style:style>
    <style:style style:name="T2" style:family="text">
      <style:text-properties fo:font-weight="bold" officeooo:rsid="00b42e12" style:font-weight-asian="bold" style:font-weight-complex="bold"/>
    </style:style>
    <style:style style:name="T3" style:family="text">
      <style:text-properties officeooo:rsid="0086cc33"/>
    </style:style>
    <style:style style:name="T4" style:family="text">
      <style:text-properties officeooo:rsid="0088fa8a"/>
    </style:style>
    <style:style style:name="T5" style:family="text">
      <style:text-properties officeooo:rsid="008998dc"/>
    </style:style>
    <style:style style:name="T6" style:family="text">
      <style:text-properties officeooo:rsid="008bf93c"/>
    </style:style>
    <style:style style:name="T7" style:family="text">
      <style:text-properties officeooo:rsid="008d1f8b"/>
    </style:style>
    <style:style style:name="T8" style:family="text">
      <style:text-properties officeooo:rsid="008ec900"/>
    </style:style>
    <style:style style:name="T9" style:family="text">
      <style:text-properties officeooo:rsid="00955601"/>
    </style:style>
    <style:style style:name="T10" style:family="text">
      <style:text-properties officeooo:rsid="0096ddc3"/>
    </style:style>
    <style:style style:name="T11" style:family="text">
      <style:text-properties officeooo:rsid="0099adb8"/>
    </style:style>
    <style:style style:name="T12" style:family="text">
      <style:text-properties officeooo:rsid="009aa7e6"/>
    </style:style>
    <style:style style:name="T13" style:family="text">
      <style:text-properties officeooo:rsid="009fc20d"/>
    </style:style>
    <style:style style:name="T14" style:family="text">
      <style:text-properties officeooo:rsid="00a09926"/>
    </style:style>
    <style:style style:name="T15" style:family="text">
      <style:text-properties officeooo:rsid="00a32640"/>
    </style:style>
    <style:style style:name="T16" style:family="text">
      <style:text-properties officeooo:rsid="00a418ef"/>
    </style:style>
    <style:style style:name="T17" style:family="text">
      <style:text-properties officeooo:rsid="00a4c489"/>
    </style:style>
    <style:style style:name="T18" style:family="text">
      <style:text-properties officeooo:rsid="00ab6311"/>
    </style:style>
    <style:style style:name="T19" style:family="text">
      <style:text-properties officeooo:rsid="00ac5c30"/>
    </style:style>
    <style:style style:name="T20" style:family="text">
      <style:text-properties officeooo:rsid="00b8433e"/>
    </style:style>
    <style:style style:name="T21" style:family="text">
      <style:text-properties officeooo:rsid="00be8f46"/>
    </style:style>
    <style:style style:name="T22" style:family="text">
      <style:text-properties officeooo:rsid="00bed47b"/>
    </style:style>
    <style:style style:name="T23" style:family="text">
      <style:text-properties officeooo:rsid="00c30416"/>
    </style:style>
    <style:style style:name="T24" style:family="text">
      <style:text-properties officeooo:rsid="00c3f8ed"/>
    </style:style>
    <style:style style:name="T25" style:family="text">
      <style:text-properties officeooo:rsid="00c73892"/>
    </style:style>
    <style:style style:name="T26" style:family="text">
      <style:text-properties officeooo:rsid="00c80e34"/>
    </style:style>
    <style:style style:name="T27" style:family="text">
      <style:text-properties officeooo:rsid="00ccd33f"/>
    </style:style>
    <style:style style:name="T28" style:family="text">
      <style:text-properties officeooo:rsid="00cd1df3"/>
    </style:style>
    <style:style style:name="T29" style:family="text">
      <style:text-properties officeooo:rsid="00d1b126"/>
    </style:style>
    <style:style style:name="T30" style:family="text">
      <style:text-properties officeooo:rsid="00d51869"/>
    </style:style>
    <style:style style:name="T31" style:family="text">
      <style:text-properties officeooo:rsid="00d6345d"/>
    </style:style>
    <style:style style:name="T32" style:family="text">
      <style:text-properties officeooo:rsid="00d844b1"/>
    </style:style>
    <style:style style:name="T33" style:family="text">
      <style:text-properties officeooo:rsid="00e36243"/>
    </style:style>
    <style:style style:name="T34" style:family="text">
      <style:text-properties officeooo:rsid="005c2070"/>
    </style:style>
    <style:style style:name="T35" style:family="text">
      <style:text-properties officeooo:rsid="0063f612"/>
    </style:style>
    <style:style style:name="T36" style:family="text">
      <style:text-properties officeooo:rsid="00653909"/>
    </style:style>
    <style:style style:name="T37" style:family="text">
      <style:text-properties style:font-name="Calibri1" fo:font-size="9pt" style:text-underline-style="none" fo:font-weight="normal" officeooo:rsid="00bf9ad0" style:font-size-asian="9pt" style:font-weight-asian="normal" style:font-size-complex="9pt" style:font-weight-complex="normal"/>
    </style:style>
    <style:style style:name="T38" style:family="text">
      <style:text-properties style:font-name="Calibri1" fo:font-size="9pt" style:text-underline-style="none" fo:font-weight="normal" officeooo:rsid="0073a79a" style:font-size-asian="9pt" style:font-weight-asian="normal" style:font-size-complex="9pt" style:font-weight-complex="normal"/>
    </style:style>
    <style:style style:name="T39" style:family="text">
      <style:text-properties style:font-name="Calibri1" fo:font-size="9pt" style:text-underline-style="none" fo:font-weight="normal" officeooo:rsid="010f9a14" style:font-size-asian="9pt" style:font-weight-asian="normal" style:font-size-complex="9pt" style:font-weight-complex="normal"/>
    </style:style>
    <style:style style:name="T40" style:family="text">
      <style:text-properties style:font-name="Calibri1" fo:font-size="9pt" style:text-underline-style="none" fo:font-weight="normal" officeooo:rsid="00e6578b" style:font-size-asian="9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59308088704">
          <table:table-cell table:style-name="Tableau1.A1" table:number-columns-spanned="4" office:value-type="string">
            <text:p text:style-name="P15">Activité 1: </text:p>
          </table:table-cell>
          <table:covered-table-cell/>
          <table:covered-table-cell/>
          <table:covered-table-cell/>
        </table:table-row>
        <table:table-row table:style-name="TableLine94359309367712">
          <table:table-cell table:style-name="Tableau1.A2" table:number-columns-spanned="2" office:value-type="string">
            <text:p text:style-name="P2">Objectifs :</text:p>
            <text:p text:style-name="P59">Introduire les différents objets présents dans l'univers.</text:p>
            <text:p text:style-name="P59"><text:span text:style-name="T40">S</text:span><text:span text:style-name="T39">ituer l'homme dans l'univers.</text:span>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3">1h20-1h5<text:span text:style-name="T33">5</text:span></text:p>
          </table:table-cell>
          <table:covered-table-cell/>
        </table:table-row>
        <table:table-row table:style-name="TableLine94359309384800">
          <table:table-cell table:style-name="Tableau1.A3" table:number-columns-spanned="4" office:value-type="string">
            <text:p text:style-name="P11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6"><text:span text:style-name="T3">Un </text:span>Jeu de carte domin<text:span text:style-name="T5">o dans une caisse</text:span> <text:span text:style-name="T3">par groupe</text:span></text:p>
            <text:p text:style-name="P17"><text:span text:style-name="T3">un </text:span>Jeu de questions <text:span text:style-name="T5">dans une caisse </text:span><text:span text:style-name="T3">par groupe</text:span></text:p>
            <text:p text:style-name="P18">Plan de classe groupe</text:p>
            <text:p text:style-name="P24">correction.pdf</text:p>
          </table:table-cell>
          <table:covered-table-cell/>
          <table:covered-table-cell/>
          <table:covered-table-cell/>
        </table:table-row>
        <table:table-row table:style-name="TableLine94359309386624">
          <table:table-cell table:style-name="Tableau1.A5" table:number-columns-spanned="4" office:value-type="string">
            <text:p text:style-name="P12">déroulement de la séance</text:p>
          </table:table-cell>
          <table:covered-table-cell/>
          <table:covered-table-cell/>
          <table:covered-table-cell/>
        </table:table-row>
        <table:table-row table:style-name="TableLine94359309387424">
          <table:table-cell table:style-name="Tableau1.A6" office:value-type="string">
            <text:p text:style-name="P33">Déroulement</text:p>
          </table:table-cell>
          <table:table-cell table:style-name="Tableau1.B6" table:number-columns-spanned="2" office:value-type="string">
            <text:p text:style-name="P33">Modalité</text:p>
          </table:table-cell>
          <table:covered-table-cell/>
          <table:table-cell table:style-name="Tableau1.D6" office:value-type="string">
            <text:p text:style-name="P33">Temps</text:p>
          </table:table-cell>
        </table:table-row>
        <table:table-row table:style-name="TableLine94359309389392">
          <table:table-cell table:style-name="Tableau1.A7" office:value-type="string">
            <text:p text:style-name="P21"><text:span text:style-name="T13">Mise </text:span><text:span text:style-name="T14">en place </text:span><text:span text:style-name="T27">et </text:span>Consignes</text:p>
          </table:table-cell>
          <table:table-cell table:style-name="Tableau1.B7" table:number-columns-spanned="2" office:value-type="string">
            <text:p text:style-name="P35">Toute la classe</text:p>
          </table:table-cell>
          <table:covered-table-cell/>
          <table:table-cell table:style-name="Tableau1.D7" office:value-type="string">
            <text:p text:style-name="P40">5-<text:span text:style-name="T27">10</text:span> min</text:p>
          </table:table-cell>
        </table:table-row>
        <table:table-row table:style-name="TableLine94359309391504">
          <table:table-cell table:style-name="Tableau1.A9" table:number-columns-spanned="4" office:value-type="string">
            <text:p text:style-name="P48">Pour la séance d'aujourd'hui, nous allons travailler en groupe (de 4 ou 5). <text:span text:style-name="T4">On va procéder en trois temps. </text:span></text:p>
            <text:p text:style-name="P50">D'abord en groupe vous devrez faire un domino sur le thème de l'Univers, <text:span text:style-name="T7">ensuite vous répondrez à des cartes-questions, </text:span><text:span text:style-name="T15">un jeu de carte avec des questions dessus,</text:span><text:span text:style-name="T7"> </text:span><text:span text:style-name="T8">et après il y aura un défi sur ces mêmes questions entre les groupes. </text:span><text:span text:style-name="T16">On commence par lire ensemble l'activité.</text:span></text:p>
          </table:table-cell>
          <table:covered-table-cell/>
          <table:covered-table-cell/>
          <table:covered-table-cell/>
        </table:table-row>
        <table:table-row table:style-name="TableLine94359309392768">
          <table:table-cell table:style-name="Tableau1.A9" table:number-columns-spanned="4" office:value-type="string">
            <text:p text:style-name="P57">Lecture commune d<text:span text:style-name="T9">u contexte. </text:span><text:span text:style-name="T10">Lecture Q1 et Q2</text:span></text:p>
          </table:table-cell>
          <table:covered-table-cell/>
          <table:covered-table-cell/>
          <table:covered-table-cell/>
        </table:table-row>
        <table:table-row table:style-name="TableLine94359309393312">
          <table:table-cell table:style-name="Tableau1.A10" table:number-columns-spanned="4" office:value-type="string">
            <text:p text:style-name="P51"><text:span text:style-name="T6">Alors, on se </text:span><text:span text:style-name="T17">rappelle</text:span><text:span text:style-name="T6"> rapidement, c'est quoi les règles et le but d'un domino ?</text:span></text:p>
            <text:p text:style-name="P51">- <text:span text:style-name="T11">Les</text:span><text:span text:style-name="T6"> cartes </text:span><text:span text:style-name="T12">sont </text:span><text:span text:style-name="T6">en deux parties, et il faut trouver les parties qui vont ensemble et les mettre à côté : à la fin ça fait un rectangle.</text:span></text:p>
            <text:p text:style-name="P52">Quand vous avez terminé le domino, vous levez la main pour que je vérifie et que je vous donne la suite</text:p>
            <text:p text:style-name="P49">J'ai déjà formé les groupes, je vous dis où vous vous déplacez et ensuite on se met au travail.</text:p>
          </table:table-cell>
          <table:covered-table-cell/>
          <table:covered-table-cell/>
          <table:covered-table-cell/>
        </table:table-row>
        <table:table-row table:style-name="TableLine94359309394656">
          <table:table-cell table:style-name="Tableau1.A14" office:value-type="string">
            <text:p text:style-name="P19">Déplacement des groupes</text:p>
          </table:table-cell>
          <table:table-cell table:style-name="Tableau1.B11" table:number-columns-spanned="2" office:value-type="string">
            <text:p text:style-name="P34">Toute la classe</text:p>
          </table:table-cell>
          <table:covered-table-cell/>
          <table:table-cell table:style-name="Tableau1.D11" office:value-type="string">
            <text:p text:style-name="P39">2-3 min</text:p>
          </table:table-cell>
        </table:table-row>
        <table:table-row table:style-name="TableLine94359309397152">
          <table:table-cell table:style-name="Tableau1.A14" office:value-type="string">
            <text:p text:style-name="P22">Q1-<text:span text:style-name="T18">3</text:span></text:p>
          </table:table-cell>
          <table:table-cell table:style-name="Tableau1.B12" table:number-columns-spanned="2" office:value-type="string">
            <text:p text:style-name="P41">En groupe</text:p>
          </table:table-cell>
          <table:covered-table-cell/>
          <table:table-cell table:style-name="Tableau1.D12" office:value-type="string">
            <text:p text:style-name="P41">10-15 min</text:p>
          </table:table-cell>
        </table:table-row>
        <table:table-row table:style-name="TableLine94359309399088">
          <table:table-cell table:style-name="Tableau1.A13" table:number-columns-spanned="4" office:value-type="string">
            <text:p text:style-name="P53">Donner les cartes questions aux groupes <text:span text:style-name="T19">qui ont finit</text:span></text:p>
          </table:table-cell>
          <table:covered-table-cell/>
          <table:covered-table-cell/>
          <table:covered-table-cell/>
        </table:table-row>
        <table:table-row table:style-name="TableLine94359309400352">
          <table:table-cell table:style-name="Tableau1.A14" office:value-type="string">
            <text:p text:style-name="P23">Correction Q2,3</text:p>
          </table:table-cell>
          <table:table-cell table:style-name="Tableau1.B14" table:number-columns-spanned="2" office:value-type="string">
            <text:p text:style-name="P36">Toute la classe</text:p>
          </table:table-cell>
          <table:covered-table-cell/>
          <table:table-cell table:style-name="Tableau1.D14" office:value-type="string">
            <text:p text:style-name="P42">5 min</text:p>
          </table:table-cell>
        </table:table-row>
        <table:table-row table:style-name="TableLine94359309402208">
          <table:table-cell table:style-name="Tableau1.A23" office:value-type="string">
            <text:p text:style-name="P20">Consignes</text:p>
          </table:table-cell>
          <table:table-cell table:style-name="Tableau1.B23" table:number-columns-spanned="2" office:value-type="string">
            <text:p text:style-name="P35">Toute la classe</text:p>
          </table:table-cell>
          <table:covered-table-cell/>
          <table:table-cell table:style-name="Tableau1.D23" office:value-type="string">
            <text:p text:style-name="P40">5 min</text:p>
          </table:table-cell>
        </table:table-row>
        <table:table-row table:style-name="TableLine94359309404864">
          <table:table-cell table:style-name="Tableau1.A16" table:number-columns-spanned="4" office:value-type="string">
            <text:p text:style-name="P54">On passe à la deuxième partie de l'activité, toujours en groupe vous allez répondre à toutes les cartes-questions sur votre activité. <text:span text:style-name="T1">Lecture Q</text:span><text:span text:style-name="T2">4</text:span></text:p>
          </table:table-cell>
          <table:covered-table-cell/>
          <table:covered-table-cell/>
          <table:covered-table-cell/>
        </table:table-row>
        <table:table-row table:style-name="TableLine94359309406288">
          <table:table-cell table:style-name="Tableau1.A23" office:value-type="string">
            <text:p text:style-name="P25">Q4</text:p>
          </table:table-cell>
          <table:table-cell table:style-name="Tableau1.B23" table:number-columns-spanned="2" office:value-type="string">
            <text:p text:style-name="P44">En groupe</text:p>
          </table:table-cell>
          <table:covered-table-cell/>
          <table:table-cell table:style-name="Tableau1.D23" office:value-type="string">
            <text:p text:style-name="P43"><text:span text:style-name="T20">25</text:span>-<text:span text:style-name="T20">3</text:span>5 min</text:p>
          </table:table-cell>
        </table:table-row>
        <table:table-row table:style-name="TableLine94359309407376">
          <table:table-cell table:style-name="Tableau1.A23" office:value-type="string">
            <text:p text:style-name="P26">Correction Q4</text:p>
          </table:table-cell>
          <table:table-cell table:style-name="Tableau1.B23" table:number-columns-spanned="2" office:value-type="string">
            <text:p text:style-name="P37">Toute la classe</text:p>
          </table:table-cell>
          <table:covered-table-cell/>
          <table:table-cell table:style-name="Tableau1.D23" office:value-type="string">
            <text:p text:style-name="P46">10-15min</text:p>
          </table:table-cell>
        </table:table-row>
        <table:table-row table:style-name="TableLine94359309395648">
          <table:table-cell table:style-name="Tableau1.A19" table:number-columns-spanned="4" office:value-type="string">
            <text:p text:style-name="P55">On continue avec la troisième partie de l'activité : <text:span text:style-name="T21">on lit la consigne ensemble</text:span></text:p>
            <text:p text:style-name="P58">Lecture Q<text:span text:style-name="T22">5</text:span></text:p>
            <text:p text:style-name="P56">Alors, les groupes vont se rapprocher deux à deux pour se défier, vous partagez les questions en deux et chacun l'un après l'autre vous devez posez une question à un membre du groupe en face, son groupe gagne un point si il répond juste. <text:span text:style-name="T23">Des questions ?</text:span></text:p>
          </table:table-cell>
          <table:covered-table-cell/>
          <table:covered-table-cell/>
          <table:covered-table-cell/>
        </table:table-row>
        <table:table-row table:style-name="TableLine94359309409504">
          <table:table-cell table:style-name="Tableau1.A23" office:value-type="string">
            <text:p text:style-name="P27">Q5 défi</text:p>
          </table:table-cell>
          <table:table-cell table:style-name="Tableau1.B23" table:number-columns-spanned="2" office:value-type="string">
            <text:p text:style-name="P45">En groupe <text:span text:style-name="T31">x </text:span>En groupe</text:p>
          </table:table-cell>
          <table:covered-table-cell/>
          <table:table-cell table:style-name="Tableau1.D23" office:value-type="string">
            <text:p text:style-name="P46"><text:span text:style-name="T25">10</text:span><text:span text:style-name="T24">min</text:span></text:p>
          </table:table-cell>
        </table:table-row>
        <table:table-row table:style-name="TableLine94359309410320">
          <table:table-cell table:style-name="Tableau1.A21" table:number-columns-spanned="3" office:value-type="string">
            <text:p text:style-name="P29">Mise en commun pour déterminer le <text:span text:style-name="T26">"</text:span>meilleur<text:span text:style-name="T26">"</text:span> groupe.</text:p>
          </table:table-cell>
          <table:covered-table-cell/>
          <table:covered-table-cell/>
          <table:table-cell table:style-name="Tableau1.D21" office:value-type="string">
            <text:p text:style-name="P47">3min</text:p>
          </table:table-cell>
        </table:table-row>
        <table:table-row table:style-name="TableLine94359309412368">
          <table:table-cell table:style-name="Tableau1.A22" table:number-columns-spanned="4" office:value-type="string">
            <text:p text:style-name="P31">On retourne à sa place, <text:span text:style-name="T29">range le </text:span><text:span text:style-name="T27">mat</text:span><text:span text:style-name="T28">é</text:span><text:span text:style-name="T27">riel dans </text:span><text:span text:style-name="T28">les boites. </text:span><text:span text:style-name="T32">Bilan oral de la séance, de quoi a t-on parlé/ qu'à t-on appris ?</text:span></text:p>
          </table:table-cell>
          <table:covered-table-cell/>
          <table:covered-table-cell/>
          <table:covered-table-cell/>
        </table:table-row>
        <table:table-row table:style-name="TableLine94359309413744">
          <table:table-cell table:style-name="Tableau1.A23" office:value-type="string">
            <text:p text:style-name="P30"><text:span text:style-name="T27"><text:s/></text:span><text:span text:style-name="T30">Q6</text:span></text:p>
          </table:table-cell>
          <table:table-cell table:style-name="Tableau1.B23" table:number-columns-spanned="2" office:value-type="string">
            <text:p text:style-name="P38">Toute la classe</text:p>
          </table:table-cell>
          <table:covered-table-cell/>
          <table:table-cell table:style-name="Tableau1.D23" office:value-type="string">
            <text:p text:style-name="P6">5min</text:p>
          </table:table-cell>
        </table:table-row>
        <table:table-row table:style-name="TableLine94359309414560">
          <table:table-cell table:style-name="Tableau1.A24" office:value-type="string">
            <text:p text:style-name="P32">Bilan écrit de cours</text:p>
          </table:table-cell>
          <table:table-cell table:style-name="Tableau1.B24" table:number-columns-spanned="2" office:value-type="string">
            <text:p text:style-name="Standard"/>
          </table:table-cell>
          <table:covered-table-cell/>
          <table:table-cell table:style-name="Tableau1.D24" office:value-type="string">
            <text:p text:style-name="Standard"/>
          </table:table-cell>
        </table:table-row>
        <text:soft-page-break/>
        <table:table-row table:style-name="TableLine94359309417216">
          <table:table-cell table:style-name="Tableau1.A5" table:number-columns-spanned="4" office:value-type="string">
            <text:p text:style-name="P13">Devoirs</text:p>
          </table:table-cell>
          <table:covered-table-cell/>
          <table:covered-table-cell/>
          <table:covered-table-cell/>
        </table:table-row>
        <table:table-row table:style-name="TableLine94359309418080">
          <table:table-cell table:style-name="Tableau1.A26" table:number-columns-spanned="4" office:value-type="string">
            <text:p text:style-name="P28">Q6 à finir éventuellement, trace écrite à recopier éventuellement.</text:p>
          </table:table-cell>
          <table:covered-table-cell/>
          <table:covered-table-cell/>
          <table:covered-table-cell/>
        </table:table-row>
        <table:table-row table:style-name="TableLine94359309419344">
          <table:table-cell table:style-name="Tableau1.A5" table:number-columns-spanned="4" office:value-type="string">
            <text:p text:style-name="P14">Trace écrite</text:p>
          </table:table-cell>
          <table:covered-table-cell/>
          <table:covered-table-cell/>
          <table:covered-table-cell/>
        </table:table-row>
        <table:table-row table:style-name="TableLine94359309420048">
          <table:table-cell table:style-name="Tableau1.A28" table:number-columns-spanned="4" office:value-type="string">
            <text:p text:style-name="P4">Activité <text:s/><text:sequence text:ref-name="refDrawing0" text:name="Drawing" text:formula="ooow:Drawing+1" style:num-format="1">1</text:sequence> :</text:p>
            <text:p text:style-name="P8"/>
            <text:p text:style-name="P9">Définitions :</text:p>
            <text:p text:style-name="P9">- <text:span text:style-name="T35">A</text:span>mas galactique : Ensemble de galaxies liées ensemble.</text:p>
            <text:p text:style-name="P9">- <text:span text:style-name="T35">Satellite : </text:span><text:span text:style-name="T36">objet en orbite autour d'une planète.</text:span></text:p>
            <text:p text:style-name="P10"/>
            <text:p text:style-name="P10"/>
            <text:p text:style-name="P7">L'homme est sur <text:span text:style-name="T34">la planète </text:span>Terre, <text:span text:style-name="T34">qui </text:span>est dans <text:span text:style-name="T34">un système planétaire : </text:span>le Système Solaire, <text:span text:style-name="T34">qui est dans une galaxie : La voie Lactée, qui est dans un amas de galaxie qui est dans l'Univers observable.</text:span>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7M15S</meta:editing-duration>
    <meta:editing-cycles>122</meta:editing-cycles>
    <meta:generator>LibreOffice/7.0.4.2$Linux_X86_64 LibreOffice_project/00$Build-2</meta:generator>
    <meta:creation-date>2021-02-11T10:59:54.903285377</meta:creation-date>
    <meta:initial-creator>J Cercy</meta:initial-creator>
    <dc:date>2021-03-23T10:23:30.940430388</dc:date>
    <dc:creator>J Cercy</dc:creator>
    <meta:document-statistic meta:table-count="1" meta:image-count="0" meta:object-count="0" meta:page-count="2" meta:paragraph-count="66" meta:word-count="473" meta:character-count="2601" meta:non-whitespace-character-count="2190"/>
  </office:meta>
</office:document-meta>
</file>